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code">
      <style:text-properties officeooo:paragraph-rsid="0036aebc"/>
    </style:style>
    <style:style style:name="P2" style:family="paragraph" style:parent-style-name="_5f_code">
      <style:text-properties officeooo:paragraph-rsid="0038a590"/>
    </style:style>
    <style:style style:name="P3" style:family="paragraph" style:parent-style-name="_5f_code">
      <style:text-properties officeooo:paragraph-rsid="004199b6"/>
    </style:style>
    <style:style style:name="P4" style:family="paragraph" style:parent-style-name="_5f_code">
      <style:text-properties officeooo:paragraph-rsid="00447ff1"/>
    </style:style>
    <style:style style:name="P5" style:family="paragraph" style:parent-style-name="_5f_code">
      <style:text-properties officeooo:paragraph-rsid="004ceafa"/>
    </style:style>
    <style:style style:name="P6" style:family="paragraph" style:parent-style-name="_5f_note">
      <style:text-properties officeooo:paragraph-rsid="003f6a81"/>
    </style:style>
    <style:style style:name="P7" style:family="paragraph" style:parent-style-name="_5f_note">
      <style:text-properties officeooo:paragraph-rsid="00447ff1"/>
    </style:style>
    <style:style style:name="P8" style:family="paragraph" style:parent-style-name="_5f_note">
      <style:text-properties officeooo:rsid="00468675" officeooo:paragraph-rsid="00468675"/>
    </style:style>
    <style:style style:name="P9" style:family="paragraph" style:parent-style-name="_5f_note">
      <style:text-properties officeooo:paragraph-rsid="003a3ccf"/>
    </style:style>
    <style:style style:name="P10" style:family="paragraph" style:parent-style-name="_5f_note">
      <style:text-properties style:font-name="Calibri Light1" fo:font-size="10pt" fo:language="ru" fo:country="RU" fo:font-weight="250" officeooo:rsid="00468675" officeooo:paragraph-rsid="00468675"/>
    </style:style>
    <style:style style:name="P11" style:family="paragraph" style:parent-style-name="_5f_text">
      <style:text-properties officeooo:paragraph-rsid="0038a590"/>
    </style:style>
    <style:style style:name="P12" style:family="paragraph" style:parent-style-name="_5f_text">
      <style:text-properties officeooo:rsid="00409ea1" officeooo:paragraph-rsid="00409ea1"/>
    </style:style>
    <style:style style:name="P13" style:family="paragraph" style:parent-style-name="_5f_text">
      <style:text-properties officeooo:rsid="00409ea1" officeooo:paragraph-rsid="004ceafa"/>
    </style:style>
    <style:style style:name="P14" style:family="paragraph" style:parent-style-name="_5f_text">
      <style:text-properties officeooo:rsid="00409ea1" officeooo:paragraph-rsid="004e248a"/>
    </style:style>
    <style:style style:name="P15" style:family="paragraph" style:parent-style-name="_5f_text">
      <style:text-properties style:font-name="Calibri Light1" fo:font-size="10pt" fo:language="ru" fo:country="RU" fo:font-weight="250" officeooo:rsid="0037483e"/>
    </style:style>
    <style:style style:name="P16" style:family="paragraph" style:parent-style-name="_5f_text" style:master-page-name="Standard">
      <style:paragraph-properties style:page-number="auto"/>
    </style:style>
    <style:style style:name="T1" style:family="text">
      <style:text-properties fo:language="en" fo:country="US"/>
    </style:style>
    <style:style style:name="T2" style:family="text">
      <style:text-properties fo:language="en" fo:country="US" officeooo:rsid="00447ff1"/>
    </style:style>
    <style:style style:name="T3" style:family="text">
      <style:text-properties fo:language="en" fo:country="US" officeooo:rsid="004a814d"/>
    </style:style>
    <style:style style:name="T4" style:family="text">
      <style:text-properties fo:language="ru" fo:country="RU" officeooo:rsid="003db94b"/>
    </style:style>
    <style:style style:name="T5" style:family="text">
      <style:text-properties style:font-name="Calibri Light1" fo:font-size="10pt" fo:language="ru" fo:country="RU" fo:font-weight="250"/>
    </style:style>
    <style:style style:name="T6" style:family="text">
      <style:text-properties style:font-name="Calibri Light1" fo:font-size="10pt" fo:language="ru" fo:country="RU" fo:font-weight="250" officeooo:rsid="003a3ccf"/>
    </style:style>
    <style:style style:name="T7" style:family="text">
      <style:text-properties style:font-name="Calibri Light1" fo:font-size="10pt" fo:language="ru" fo:country="RU" fo:font-weight="250" officeooo:rsid="003b4d8e"/>
    </style:style>
    <style:style style:name="T8" style:family="text">
      <style:text-properties style:font-name="Calibri Light1" fo:font-size="10pt" fo:language="ru" fo:country="RU" fo:font-weight="250" officeooo:rsid="003d15ce"/>
    </style:style>
    <style:style style:name="T9" style:family="text">
      <style:text-properties style:font-name="Calibri Light1" fo:font-size="10pt" fo:language="ru" fo:country="RU" fo:font-weight="250" officeooo:rsid="003d6689"/>
    </style:style>
    <style:style style:name="T10" style:family="text">
      <style:text-properties style:font-name="Calibri Light1" fo:font-size="10pt" fo:language="ru" fo:country="RU" fo:font-weight="250" officeooo:rsid="003db94b"/>
    </style:style>
    <style:style style:name="T11" style:family="text">
      <style:text-properties style:font-name="Calibri Light1" fo:font-size="10pt" fo:language="ru" fo:country="RU" fo:font-weight="250" officeooo:rsid="003f6a81"/>
    </style:style>
    <style:style style:name="T12" style:family="text">
      <style:text-properties style:font-name="Calibri Light1" fo:font-size="10pt" fo:language="ru" fo:country="RU" fo:font-weight="250" officeooo:rsid="00447ff1"/>
    </style:style>
    <style:style style:name="T13" style:family="text">
      <style:text-properties style:font-name="Calibri Light1" fo:font-size="10pt" fo:language="ru" fo:country="RU" fo:font-weight="250" officeooo:rsid="00468675"/>
    </style:style>
    <style:style style:name="T14" style:family="text">
      <style:text-properties style:font-name="Calibri Light1" fo:font-size="10pt" fo:language="ru" fo:country="RU" fo:font-weight="250" officeooo:rsid="004774a6"/>
    </style:style>
    <style:style style:name="T15" style:family="text">
      <style:text-properties style:font-name="Calibri Light1" fo:font-size="10pt" fo:language="en" fo:country="US" fo:font-weight="250" officeooo:rsid="003a3ccf"/>
    </style:style>
    <style:style style:name="T16" style:family="text">
      <style:text-properties style:font-name="Calibri Light1" fo:font-size="10pt" fo:language="en" fo:country="US" fo:font-weight="250" officeooo:rsid="003b4d8e"/>
    </style:style>
    <style:style style:name="T17" style:family="text">
      <style:text-properties style:font-name="Calibri Light1" fo:font-size="10pt" fo:language="en" fo:country="US" fo:font-weight="250" officeooo:rsid="003db94b"/>
    </style:style>
    <style:style style:name="T18" style:family="text">
      <style:text-properties officeooo:rsid="003d6689"/>
    </style:style>
    <style:style style:name="T19" style:family="text">
      <style:text-properties officeooo:rsid="003db94b"/>
    </style:style>
    <style:style style:name="T20" style:family="text">
      <style:text-properties officeooo:rsid="003f6a81"/>
    </style:style>
    <style:style style:name="T21" style:family="text">
      <style:text-properties style:font-name="Consolas" fo:font-size="9pt" fo:language="ru" fo:country="RU" fo:font-weight="normal" officeooo:rsid="00456a6e"/>
    </style:style>
    <style:style style:name="T22" style:family="text">
      <style:text-properties officeooo:rsid="004774a6"/>
    </style:style>
    <style:style style:name="T23" style:family="text">
      <style:text-properties officeooo:rsid="00496f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Скаффолдинг</text:p>
      <text:p text:style-name="_5f_text">http://expressjs.com/ru/4x/api.html</text:p>
      <text:p text:style-name="P15">Подготавливаем папку пректа:</text:p>
      <text:p text:style-name="_5f_code">mkdir ex</text:p>
      <text:p text:style-name="_5f_code">cd ex</text:p>
      <text:p text:style-name="_5f_code">npm ini</text:p>
      <text:p text:style-name="_5f_code">npm install --save express</text:p>
      <text:p text:style-name="_5f_text">Теперь создадим файл <text:span text:style-name="_5f_bold">meadowlark.js</text:span>. Это будет точка входа нашего проекта.</text:p>
      <text:p text:style-name="_5f_code">// импорт модуля Express в качестве модуля в основном файле приложения</text:p>
      <text:p text:style-name="_5f_code">var express = require('express');</text:p>
      <text:p text:style-name="_5f_code"/>
      <text:p text:style-name="P2">// создания приложения Express.</text:p>
      <text:p text:style-name="_5f_code">var app = express();</text:p>
      <text:p text:style-name="_5f_code"/>
      <text:p text:style-name="_5f_code">app.set('port', process.env.PORT || 3000);</text:p>
      <text:p text:style-name="_5f_code"/>
      <text:p text:style-name="P1">// пользовательская страница 404</text:p>
      <text:p text:style-name="P1">app.use(function(req, res){</text:p>
      <text:p text:style-name="P1"><text:tab/>res.type('text/plain');</text:p>
      <text:p text:style-name="P1"><text:tab/>res.status(404);</text:p>
      <text:p text:style-name="P1"><text:tab/>res.send('404 — Не найдено');</text:p>
      <text:p text:style-name="P1">});</text:p>
      <text:p text:style-name="P1"/>
      <text:p text:style-name="P1">// пользовательская страница 500</text:p>
      <text:p text:style-name="P1">app.use(function(err, req, res, next){</text:p>
      <text:p text:style-name="P1"><text:tab/>console.error(err.stack);</text:p>
      <text:p text:style-name="P1"><text:tab/>res.type('text/plain');</text:p>
      <text:p text:style-name="P1"><text:tab/>res.status(500);</text:p>
      <text:p text:style-name="P1"><text:tab/>res.send('500 — Ошибка сервера');</text:p>
      <text:p text:style-name="P1">});</text:p>
      <text:p text:style-name="P1">app.listen(app.get('port'), function(){</text:p>
      <text:p text:style-name="P1"/>
      <text:p text:style-name="P1"><text:tab/>console.log( 'Express запущен на http://localhost:' +</text:p>
      <text:p text:style-name="P1"><text:s/><text:tab/><text:tab/>app.get('port') + '; нажмите Ctrl+C для завершения.' );</text:p>
      <text:p text:style-name="P1">});</text:p>
      <text:p text:style-name="P9"><text:span text:style-name="_5f_bold">require</text:span> — функция Node для импорта модулей. По умолчанию Node ищет мофункция Node для импорта модулей. По умолчанию Node ищет мо<text:span text:style-name="T23">дули в каталоге</text:span> node_modules.</text:p>
      <text:p text:style-name="P9"><text:span text:style-name="_5f_bold">app.set (имя, значение).</text:span> <text:span text:style-name="T6">Манипуляция </text:span><text:span text:style-name="T7">переменными</text:span><text:span text:style-name="T6"> в объекта </text:span><text:span text:style-name="T15">app. </text:span><text:span text:style-name="T16">Зарезервированные</text:span><text:span text:style-name="T6"> переменные настраивают сервер. </text:span><text:span text:style-name="T8">В частности переменная port </text:span><text:span text:style-name="T9">не зареервирована, поэтому это просто переменная.</text:span></text:p>
      <text:p text:style-name="_5f_note"><text:span text:style-name="_5f_bold"><text:span text:style-name="T18">process.env.PORT || 3000</text:span></text:span><text:span text:style-name="T9"> означает: все, что находится в переменной окружения </text:span><text:span text:style-name="_5f_bold"><text:span text:style-name="T18">PORT</text:span></text:span><text:span text:style-name="T9">, или </text:span><text:span text:style-name="_5f_bold"><text:span text:style-name="T18">3000</text:span></text:span><text:span text:style-name="T9">, если там ничего нет. Если же в переменной окружения что-то есть, прослушивание будет по этому порту а не 3000.</text:span></text:p>
      <text:p text:style-name="_5f_note"><text:span text:style-name="_5f_bold">app.use ([путь,] обратный вызов [, обратный вызов ...]) </text:span>— <text:span text:style-name="T19">привязывает</text:span><text:span text:style-name="T4"> к событию </text:span><text:span text:style-name="T2">HTTP </text:span><text:span text:style-name="T10">запроса функцию обратного вызова при условии совпадения </text:span><text:span text:style-name="T17">URI http </text:span><text:span text:style-name="T10">запроса с параметром путь. Путь параметр не обязательный, поэтому в нашем случае всегда будет выводится ошибка 404.</text:span></text:p>
      <text:p text:style-name="P6"><text:span text:style-name="T10">Ф</text:span><text:span text:style-name="T11">ункция обратного вызова может иметь 2-4 аргумента: </text:span><text:span text:style-name="T20">function(req, res) function(req, res, next) function(err, req, res, next). Название аргумента не имеет значение, а только порядковый номер. Однако название </text:span><text:span text:style-name="_5f_bold"><text:span text:style-name="T20">по договоренности</text:span></text:span><text:span text:style-name="T11"> должны иметь именно такие названия.</text:span></text:p>
      <text:p text:style-name="P11">Теперь у вас есть минимальный сервер Express. Можете запустить сервер</text:p>
      <text:p text:style-name="_5f_code">node meadowlark.js</text:p>
      <text:p text:style-name="P11">и перейти на http://localhost:3000. Результат будет неутешительным: вы не предоставили Express никаких маршрутов, так что он просто выдаст вам обобщенную страницу 404, указывающую, что запрошенной страницы не существует. <text:span text:style-name="T20">Об этом я писал в пояснении к коду.</text:span></text:p>
      <text:p text:style-name="P12">Добавим маршруты для домашней страницы и страницы О…. Перед обработчиком 404 добавляем два новых маршрута:</text:p>
      <text:p text:style-name="_5f_code">app.get('/', function(req, res){</text:p>
      <text:p text:style-name="P3"><text:tab/>res.type('text/plain'); <text:s text:c="2"/></text:p>
      <text:p text:style-name="P3"><text:tab/>res.send('Meadowlark Travel');</text:p>
      <text:p text:style-name="_5f_code">});</text:p>
      <text:p text:style-name="P3">app.get('/about', function(req, res){ <text:s text:c="2"/></text:p>
      <text:p text:style-name="P3"><text:tab/>res.type('text/plain');</text:p>
      <text:p text:style-name="_5f_code"><text:tab/>res.send('О <text:span text:style-name="T21">ФИРМЕ</text:span>');</text:p>
      <text:p text:style-name="_5f_code">});</text:p>
      <text:p text:style-name="_5f_code"/>
      <text:p text:style-name="P3"><text:soft-page-break/>// пользовательская страница 404</text:p>
      <text:p text:style-name="P3">app.use(function(req, res, next){</text:p>
      <text:p text:style-name="_5f_code"><text:tab/>res.type('text/plain');</text:p>
      <text:p text:style-name="_5f_code"><text:tab/>res.status(404);</text:p>
      <text:p text:style-name="P4"><text:tab/>res.send('404 — Не найдено');</text:p>
      <text:p text:style-name="P3">});</text:p>
      <text:p text:style-name="P7">app.get (путь, обратный вызов [, обратный вызов …]) привязывает к событию HTTP GET запроса функцию обратного вызова при условии совпадения URI HTTP запроса с параметром путь. <text:span text:style-name="T12">Все параметры обязательные.</text:span></text:p>
      <text:p text:style-name="P7"><text:span text:style-name="T12">Определены только пути '/' и '/about'. В остальных случаях вывод </text:span><text:span text:style-name="T13">сообщения 404 — Не найдено.</text:span></text:p>
      <text:p text:style-name="P10">Не нужно забывать останавливать сервис и снова пере запускать. Обновления не привязываются на ходу.</text:p>
      <text:p text:style-name="P8"><text:span text:style-name="T14">В</text:span><text:span text:style-name="T5"> Express код состояния по умолчанию равен 200 — необходимости указывать его явным образом нет</text:span><text:span text:style-name="T14">.</text:span></text:p>
      <text:p text:style-name="P12"><text:span text:style-name="T22">В</text:span> Express порядок добавления маршрутов и промежуточного ПО имеет значение. Если мы вставим обработчик 404 перед маршрутами, домашняя страница и страница О… перестанут функционировать, вместо этого их URL будут приводить к странице 404. </text:p>
      <text:p text:style-name="P12"/>
      <text:p text:style-name="_5f_heading_5f_2">Заголовки ответа</text:p>
      <text:p text:style-name="P12">Отключить заголовок Express по умолчанию X-Powered-By несложно:</text:p>
      <text:p text:style-name="_5f_code">app.disable('x-powered-by');</text:p>
      <text:p text:style-name="_5f_heading_5f_2">Типы данных Интернета</text:p>
      <text:p text:style-name="P12">Заголовок Content-Type исключительно важен: без него клиенту пришлось бы мучительно гадать, как визуализировать контент. Формат заголовка Content-Type — тип данных Интернета, состоящий из типа, подтипа и необязательных параметров. Например, text/html; charset=UTF-8 определяет тип text, подтип HTML и схему кодирования символов UT<text:span text:style-name="T3">F</text:span>-8. Администрация адресного пространства Интернета (Internet <text:span text:style-name="T1">Assi</text:span><text:span text:style-name="T3">g</text:span><text:span text:style-name="T1">ned</text:span> Numbers <text:span text:style-name="T1">Aut</text:span><text:span text:style-name="T3">h</text:span><text:span text:style-name="T1">ority</text:span>, IANA) поддерживает официальный спиInternet <text:span text:style-name="T1">Assi</text:span><text:span text:style-name="T3">g</text:span><text:span text:style-name="T1">ned</text:span> Numbers <text:span text:style-name="T1">Aut</text:span><text:span text:style-name="T3">h</text:span><text:span text:style-name="T1">ority</text:span>, IANA) поддерживает официальный спи <text:span text:style-name="T1">Assi</text:span><text:span text:style-name="T3">g</text:span><text:span text:style-name="T1">ned</text:span> Numbers Aut�ority, IANA) поддерживает официальный спиAssi�ned Numbers Aut�ority, IANA) поддерживает официальный спи Numbers Aut�ority, IANA) поддерживает официальный спиNumbers Aut�ority, IANA) поддерживает официальный спи Aut�ority, IANA) поддерживает официальный спиAut�ority, IANA) поддерживает официальный спи, IANA) поддерживает официальный спиIANA) поддерживает официальный спи) поддерживает официальный список типов данных Интернета. Часто вы можете услышать, как попеременно используются термины «тип содержимого», «тип данных Интернета» и «тип MIME». </text:p>
      <text:p text:style-name="P12">Многоцелевые расширения электронной почты в Интернете (<text:span text:style-name="T1">Mu</text:span><text:span text:style-name="T3">l</text:span><text:span text:style-name="T1">tipurpose</text:span> Internet Mai� Extensions, MIME) были предшественником типов данных Интернета и в основMIME) были предшественником типов данных Интернета и в основ) были предшественником типов данных Интернета и в основном являются их эквивалентом.</text:p>
      <text:p text:style-name="P12"/>
      <text:p text:style-name="_5f_heading_5f_3">Объект запроса</text:p>
      <text:p text:style-name="P12">Объект запроса (обычно передаваемый в обратном вызове, что означает возможность дать ему такое название, которое вам удобно: обычно это имя req или request) начинает свое существование в качестве экземпляра класса http.IncomingMessage и является одним из основных объектов Node. Express добавляет ему дополнительную функциональность. Взглянем на наиболее полезные свойства и методы объекта запроса (все эти методы добавлены Express, за исключением req.headers и req.url, ведущих свое начало из Node). req.params Массив, содержащий именованные параметры маршрутизации. Мы узнаем об этом больше в главе 14.</text:p>
      <text:p text:style-name="P12">req.param(name) Возвращает именованный параметр маршрутизации или параметры GET/POST. Я рекомендую избегать использования этого метода.</text:p>
      <text:p text:style-name="P12">req.query Объект, содержащий параметры строки запроса (иногда называемые GETпараметрами) в виде пар «имя/значение».</text:p>
      <text:p text:style-name="P12">req.body Объект, содержащий параметры POST. Такое название он носит потому, что POSTпараметры передаются в теле запроса, а не в URL, как параметры строки запроса. Чтобы получить доступ к req.body, вам понадобится промежуточное программное обеспечение, которое умеет выполнять синтаксический разбор типа содержимого тела, о чем мы узнаем в главе 10.</text:p>
      <text:p text:style-name="P12">req.route Информация о текущем совпавшем маршруте. Полезна главным образом для отладки маршрутизации.</text:p>
      <text:p text:style-name="P12">req.cookies/req.signedCookies Объекты, содержащие значения куки-файлов, передаваемые от клиента. См. главу 9.</text:p>
      <text:p text:style-name="P12">req.headers Заголовки запроса, полученные от клиента.</text:p>
      <text:p text:style-name="P12">req.accepts([types]) Удобный метод для принятия решения о том, должен ли клиент принимать данный тип или типы (необязательный параметр types может быть одиночным типом MIME, например application/json, разделенным запятыми списком или массивом). Этот метод обычно интересен тем, кто пишет публичные API; он предполагает, что браузеры всегда по умолчанию принимают HTML.</text:p>
      <text:p text:style-name="P12"><text:soft-page-break/>87Объект ответа</text:p>
      <text:p text:style-name="P12">req.ip IP-адрес клиента.</text:p>
      <text:p text:style-name="P12">req.path Путь запроса (без протокола, хоста, порта или строки запроса).</text:p>
      <text:p text:style-name="P12">req.host Удобный метод, возвращающий переданное клиентом имя хоста. Эта информация может быть подделана и не должна использоваться из соображений безопасности.</text:p>
      <text:p text:style-name="P12">req.xhr Удобное свойство, возвращающее true, если запрос порожден вызовом AJAX.</text:p>
      <text:p text:style-name="P12">req.protocol Протокол, использованный при совершении данного запроса (в нашем случае это будет или http, или https).</text:p>
      <text:p text:style-name="P12">req.secure Удобное свойство, возвращающее true, если соединение является безопасным. Эквивалентно req.protocol==='https'.</text:p>
      <text:p text:style-name="P12">req.url/req.originalUrl Небольшая неточность в наименовании — эти свойства возвращают путь и строку запроса (они не включают протокол, хост или порт). req.url может быть переписан для нужд внутренней маршрутизации, но req.originalUrl разработан так, чтобы всегда хранить исходный путь и строку запроса.</text:p>
      <text:p text:style-name="P12">req.acceptedLanguages Удобный метод, возвращающий массив (естественных) языков, которые предпочтительны клиенту. Эта информация получается путем анализа заголовка запроса.</text:p>
      <text:p text:style-name="_5f_heading_5f_3">Объект ответа</text:p>
      <text:p text:style-name="P12">Объект ответа (обычно передаваемый в обратном вызове, что означает возможность дать ему такое название, которое вам удобно: обычно это имя res, resp или response) начинает свое существование в качестве экземпляра класса http.ServerResponse и является одним из основных объектов Node. Express добавляет ему дополнительную функциональность. Взглянем на наиболее полезные свойства и методы объекта ответа (все эти методы добавлены Express).</text:p>
      <text:p text:style-name="P12">88 Глава 6. Объекты запроса и ответа</text:p>
      <text:p text:style-name="P12">res.status(code) Устанавливает код состояния HTTP. По умолчанию в Express код состояния — 200 («OK»), так что вам придется применять этот метод для возвращения состояния 404 («Не найдено»), или 500 («Ошибка сервера»), или любого другого кода состояния, который вы хотите использовать. Для перенаправлений (коды состояния 301, 302, 303 и 307) предпочтительнее применять метод redirect.</text:p>
      <text:p text:style-name="P12">res.set(name, value) Устанавливает заголовок ответа. Вряд ли в обычных условиях вы будете делать это вручную.</text:p>
      <text:p text:style-name="P12">res.cookie(name, value, [options]), res.clearCookie(name, [options]) Устанавливает или очищает куки-файлы, которые будут храниться на клиенте. Для этого требуется поддержка промежуточного ПО, см. главу 9.</text:p>
      <text:p text:style-name="P12">res.redirect([status], url) Выполняет перенаправление браузера. Код перенаправления по умолчанию — 302 («Найдено»). В целом вам лучше минимизировать перенаправления, за исключением случая окончательного перемещения страницы, когда следует использовать код 301 («Перемещено навсегда»).</text:p>
      <text:p text:style-name="P12">res.send(body), res.send(status, body) Отправляет ответ клиенту с необязательным кодом состояния. По умолчанию в Express используется тип содержимого text/html, так что, если вы хотите изменить его на text/plain, например, необходимо вызвать res.set('Content-Type', 'text/ plain') перед вызовом res.send. Если тело — объект или массив, вместо этого ответ будет отправлен в виде JSON (c установленным соответствующим типом содержимого), хотя, если вы хотите отправить JSON, я рекомендую делать это явным образом путем вызова res.json.</text:p>
      <text:p text:style-name="P12">res.json(json), res.json(status, json) Отправляет JSON клиенту с необязательным кодом состояния.</text:p>
      <text:p text:style-name="P12">res.jsonp(json), res.jsonp(status, json) Отправляет JSONP клиенту с необязательным кодом состояния.</text:p>
      <text:p text:style-name="P12">res.type(type) Удобный метод для установки заголовка Content-Type. Практически эквивалентен res.set('Content-Type', type), за исключением того, что он также будет пытаться установить соответствие расширений файлов типам данных Интернета, если вы укажете строку без косой черты. Например, Content-Type в случае res.type('txt') будет text/plain. Есть области применения, где эта функциональность может быть полезна (например, автоматическая выдача различных мультимедийных файлов), но в целом вам лучше избегать этого, предпочитая явным образом устанавливать правильный тип данных Интернета.</text:p>
      <text:p text:style-name="P12">res.format(object) Этот метод позволяет вам отправлять разнообразное содержимое в зависимости от заголовка Accept запроса. Он в основном используется в различных API, и мы будем обсуждать это подробнее в главе 15. Вот очень простой пример: res.format({'text/plain': 'Привет!', 'text/html': '&lt;b&gt;Привет!&lt;/b&gt;'}).</text:p>
      <text:p text:style-name="P12">res.attachment([filename]), res.download(path, [filename], [callback]) Оба этих метода устанавливают заголовок ответа Content-Disposition в значение attachment; это указывает браузеру загружать содержимое вместо отображения его в браузере. Вы можете задать filename в качестве подсказки браузеру. С помощью res.download можете задать файл для скачивания, в то время как res.attachment просто устанавливает заголовок и вам все еще нужно будет отправить контент клиенту.</text:p>
      <text:p text:style-name="P12">res.sendFile(path, [options], [callback]) Этот метод читает файл, заданный параметром path, и отправляет его содержимое клиенту. Этот метод редко оказывается нужен — проще использовать промежуточное ПО static и разместить файлы, которые вы хотите сделать доступными клиенту, в каталог public. Однако, если вы хотите выдать другой ресурс с того же URL в зависимости от какого-либо условия, этот метод может оказаться полезен.</text:p>
      <text:p text:style-name="P12">res.links(links) Задает заголовок ответа Links. Это узкоспециализированный заголовок, редко используемый в большинстве приложений.</text:p>
      <text:p text:style-name="P12">res.locals, res.render(view, [locals], callback) res.locals — объект, содержащий контекст по умолчанию для визуализации представлений. res.render визуализирует представление, используя указанный в настройках шаблонизатор (не путайте параметр locals в res.render с res.locals: он перекрывает контекст в res.locals, но неперекрытый контекст по-прежнему будет доступен). Обратите внимание на то, что res.render по умолчанию будет приводить к коду состояния ответа 200; используйте res.status для указания других кодов состояния. Визуализация представлений будет рассмотрена детальнее далее.</text:p>
      <text:p text:style-name="_5f_heading_5f_2"><text:soft-page-break/>Разбиваем на части</text:p>
      <text:p text:style-name="P12">В этом разделе я попытаюсь сделать обзор объектов запроса и ответа — самого важного в приложениях Express. Однако вполне вероятно, что вы в основном будете использовать лишь малую часть этой функциональности. Так что классифицируем функциональность по тому, насколько часто вы ее станете применять.</text:p>
      <text:p text:style-name="P12"/>
      <text:p text:style-name="_5f_heading_5f_3">Визуализация контента</text:p>
      <text:p text:style-name="P13">При визуализации контента чаще всего вы будете использовать res.render, визуализирующий представления в макетах, обеспечивая наилучшие характеристики. Время от времени вы можете захотеть написать страницу для тестирования побыстрому, так что можете использовать res.send, если нужна просто тестовая страница. Вы можете использовать req.query для получения значений строки запроса, req.session — для получения значений сеансовых переменных или req.cookie/ req.signedCookies — для получения куки-файлов. Примеры 6.1–6.8 демонстрируют наиболее распространенные задачи визуализации контента. </text:p>
      <text:p text:style-name="P13">Пример 6.1. Стандартное использование</text:p>
      <text:p text:style-name="_5f_code">// стандартное использование </text:p>
      <text:p text:style-name="_5f_code">app.get('/about', function(req, res){ <text:s text:c="3"/></text:p>
      <text:p text:style-name="P5"><text:tab/>res.render('about'); </text:p>
      <text:p text:style-name="P5">}); </text:p>
      <text:p text:style-name="P13">Пример 6.2. Отличные от 200 коды ответа</text:p>
      <text:p text:style-name="_5f_code">app.get('/error', function(req, res){ <text:s text:c="3"/></text:p>
      <text:p text:style-name="_5f_code"><text:tab/>res.status(500); <text:s text:c="3"/></text:p>
      <text:p text:style-name="_5f_code"><text:tab/>res.render('error'); }); </text:p>
      <text:p text:style-name="_5f_code">// или в одну строку ... </text:p>
      <text:p text:style-name="_5f_code">app.get('/error', function(req, res){ <text:s text:c="3"/></text:p>
      <text:p text:style-name="_5f_code"><text:tab/>res.status(500).render('error'); </text:p>
      <text:p text:style-name="_5f_code">}); </text:p>
      <text:p text:style-name="P13">Пример 6.3. Передача контекста представлению, включая строку запроса, куки-файлы и значения сеансовых переменных</text:p>
      <text:p text:style-name="_5f_code">app.get('/greeting', function(req, res){ <text:s text:c="3"/></text:p>
      <text:p text:style-name="_5f_code"><text:tab/>res.render('about', { <text:s text:c="7"/></text:p>
      <text:p text:style-name="_5f_code"><text:tab/><text:tab/>message: 'welcome', <text:s text:c="7"/></text:p>
      <text:p text:style-name="_5f_code"><text:tab/><text:tab/>style: req.query.style, <text:s text:c="7"/></text:p>
      <text:p text:style-name="_5f_code"><text:tab/><text:tab/>userid: req.cookie.userid, <text:s text:c="7"/></text:p>
      <text:p text:style-name="_5f_code"><text:tab/><text:tab/>username: req.session.username, <text:s text:c="3"/></text:p>
      <text:p text:style-name="_5f_code"><text:tab/>}); </text:p>
      <text:p text:style-name="_5f_code">}); </text:p>
      <text:p text:style-name="P13">Пример 6.4. Визуализация представления без макета </text:p>
      <text:p text:style-name="_5f_code">// у следующего макета нет файла макета, так что </text:p>
      <text:p text:style-name="_5f_code">// views/no-layout.handlebars должен включать весь необходимый </text:p>
      <text:p text:style-name="_5f_code">// HTML </text:p>
      <text:p text:style-name="_5f_code">app.get('/no-layout', function(req, res){ <text:s text:c="3"/></text:p>
      <text:p text:style-name="_5f_code"><text:tab/>res.render('no-layout', { layout: null }); </text:p>
      <text:p text:style-name="_5f_code">});</text:p>
      <text:p text:style-name="P12">Пример 6.5. Визуализация представления с пользовательским макетом // будет использоваться файл макета // views/layouts/custom.handlebars app.get('/custom-layout', function(req, res){ <text:s text:c="3"/>res.render('custom-layout', { layout: 'custom' }); }); Пример 6.6. Визуализация неформатированного текстового вывода app.get('/test', function(req, res){ <text:s text:c="3"/>res.type('text/plain'); <text:s text:c="3"/>res.send('это тест'); }); Пример 6.7. Добавление обработчика ошибок // это должно находиться ПОСЛЕ всех ваших маршрутов // обратите внимание на то, что, даже если вам // не нужна функция "next", // она должна быть включена, чтобы Express // распознал это как обработчик ошибок app.use(function(err, req, res, next){ <text:s text:c="3"/>console.error(err.stack); <text:s text:c="3"/>res.status(500).render('error'); }); Пример 6.8. Добавление обработчика кода состояния 404 // это должно находиться ПОСЛЕ всех ваших // маршрутов app.use(function(req, res){ <text:s text:c="3"/>res.status(404).render('not-found'); });</text:p>
      <text:p text:style-name="_5f_heading_5f_3">Обработка форм </text:p>
      <text:p text:style-name="P14">При обработке форм информация из них обычно находится в req.body (иногда в req.query). Вы можете использовать req.xhr, чтобы выяснить, был ли это AJAX-запрос или запрос браузера (подробнее мы рассмотрим это в главе 8), см. примеры 6.9 и 6.10. </text:p>
      <text:p text:style-name="P14">Пример 6.9. Стандартная обработка формы </text:p>
      <text:p text:style-name="_5f_code">// должно быть скомпоновано промежуточное ПО body-parser </text:p>
      <text:p text:style-name="_5f_code">app.post('/process-contact', function(req, res){ <text:s text:c="3"/></text:p>
      <text:p text:style-name="_5f_code"><text:soft-page-break/><text:tab/>console.log('Получен контакт от ' + req.body.name + <text:s text:c="7"/></text:p>
      <text:p text:style-name="_5f_code"><text:tab/><text:tab/>' &lt;' + req.body.email + '&gt;'); <text:s text:c="3"/></text:p>
      <text:p text:style-name="_5f_code"><text:tab/>// сохраняем в базу данных... <text:s text:c="3"/></text:p>
      <text:p text:style-name="_5f_code"><text:tab/>res.redirect(303, '/thank-you'); </text:p>
      <text:p text:style-name="_5f_code">});</text:p>
      <text:p text:style-name="P12">Пример 6.10. Более устойчивая к ошибкам обработка формы // должно быть скомпоновано промежуточное ПО body-parser app.post('/process-contact', function(req, res){ <text:s text:c="3"/>console.log(' Получен контакт от ' + req.body.name + <text:s text:c="7"/>' &lt;' + req.body.email + '&gt;'); <text:s text:c="3"/>try { <text:s text:c="7"/>// сохраняем в базу данных... <text:s text:c="7"/>return res.xhr ? <text:s text:c="7"/>res.render({ success: true }) : <text:s text:c="7"/>res.redirect(303, '/thank-you'); <text:s text:c="3"/>} catch(ex) { <text:s text:c="7"/>return res.xhr ? <text:s text:c="11"/>res.json({ error: 'Ошибка базы данных.' }) : <text:s text:c="11"/>res.redirect(303, '/database-error'); <text:s text:c="3"/>} });</text:p>
      <text:p text:style-name="P12">Предоставление API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1"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master-page-name="">
      <loext:graphic-properties draw:fill="solid" draw:fill-color="#f6f8fa"/>
      <style:paragraph-properties fo:margin-left="0.101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note" style:display-name="_note" style:family="paragraph" style:parent-style-name="_5f_text">
      <style:paragraph-properties fo:margin-left="0.7cm" fo:margin-right="0cm" fo:margin-top="0.199cm" fo:margin-bottom="0.199cm" style:contextual-spacing="true" fo:text-indent="0cm" style:auto-text-indent="false" fo:padding="0.3cm" fo:border-left="0.99pt solid #55308d" fo:border-right="none" fo:border-top="none" fo:border-bottom="none"/>
      <style:text-properties fo:language="ru" fo:country="RU" officeooo:rsid="003a3ccf"/>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0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02cm" fo:margin-left="0.199cm"/>
        </style:list-level-properties>
        <style:text-properties fo:font-family="Symbol" style:font-style-name="Обычный"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4cm" fo:margin-left="0.101cm"/>
        </style:list-level-properties>
        <style:text-properties fo:font-family="Symbol" style:font-style-name="Обычный"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cm" fo:margin-left="1cm"/>
        </style:list-level-properties>
        <style:text-properties fo:font-family="Symbol" style:font-style-name="Обычный"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cm" fo:margin-left="0.6cm"/>
        </style:list-level-properties>
        <style:text-properties fo:font-family="Symbol" style:font-style-name="Обычный"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121</meta:editing-cycles>
    <meta:print-date>1970-01-01T03:00:00</meta:print-date>
    <meta:creation-date>2019-07-03T13:26:00</meta:creation-date>
    <dc:date>2020-10-25T18:56:34.491000000</dc:date>
    <meta:editing-duration>P6DT15H57M30S</meta:editing-duration>
    <meta:generator>LibreOffice/7.0.1.2$Windows_X86_64 LibreOffice_project/7cbcfc562f6eb6708b5ff7d7397325de9e764452</meta:generator>
    <meta:document-statistic meta:table-count="0" meta:image-count="0" meta:object-count="0" meta:page-count="5" meta:paragraph-count="144" meta:word-count="2014" meta:character-count="16514" meta:non-whitespace-character-count="14388"/>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